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officeooo:rsid="0068166f"/>
    </style:style>
    <style:style style:name="T8" style:family="text">
      <style:text-properties officeooo:rsid="0069e2ff"/>
    </style:style>
    <style:style style:name="T9" style:family="text">
      <style:text-properties officeooo:rsid="006c127e"/>
    </style:style>
    <style:style style:name="T10" style:family="text">
      <style:text-properties officeooo:rsid="006d3fc7"/>
    </style:style>
    <style:style style:name="T11" style:family="text">
      <style:text-properties fo:font-size="16pt" officeooo:rsid="005c2070" style:font-size-asian="16pt" style:font-size-complex="16pt"/>
    </style:style>
    <style:style style:name="T12" style:family="text">
      <style:text-properties fo:color="#3465a4" loext:opacity="100%"/>
    </style:style>
    <style:style style:name="T13" style:family="text">
      <style:text-properties fo:color="#3465a4" loext:opacity="100%" officeooo:rsid="00681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2">Activité </text:span><text:span text:style-name="T12"><text:sequence text:ref-name="refDrawing1" text:name="Drawing" text:formula="ooow:Drawing+1" style:num-format="1">1</text:sequence></text:span><text:span text:style-name="T12">, </text:span><text:span text:style-name="T13">Histoire des sciences </text:span><text:span text:style-name="T12">:</text:span></text:p>
      <text:p text:style-name="P2">L<text:span text:style-name="T8">a science est </text:span><text:span text:style-name="T9">parfois </text:span><text:span text:style-name="T8">lente et hasardeuse, les succès d'aujourd'hui pren</text:span><text:span text:style-name="T10">nent</text:span><text:span text:style-name="T8"> leurs racines dans les géniales erreurs du passé.</text:span></text:p>
      <text:p text:style-name="P6">+ phrases bilans des groupes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48S</meta:editing-duration>
    <meta:editing-cycles>18</meta:editing-cycles>
    <meta:generator>LibreOffice/7.0.4.2$Linux_X86_64 LibreOffice_project/00$Build-2</meta:generator>
    <meta:creation-date>2021-03-22T11:32:10.256620424</meta:creation-date>
    <meta:initial-creator>J Cercy</meta:initial-creator>
    <dc:date>2021-04-09T10:33:57.893996047</dc:date>
    <dc:creator>J Cercy</dc:creator>
    <meta:document-statistic meta:table-count="0" meta:image-count="0" meta:object-count="0" meta:page-count="1" meta:paragraph-count="3" meta:word-count="30" meta:character-count="190" meta:non-whitespace-character-count="163"/>
  </office:meta>
</office:document-meta>
</file>